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office:font-face-decls>
  <office:automatic-styles>
    <style:style style:name="P1" style:family="paragraph" style:parent-style-name="header">
      <style:paragraph-properties style:writing-mode="lr-tb"/>
    </style:style>
    <style:style style:name="P2" style:family="paragraph" style:parent-style-name="footer">
      <style:paragraph-properties style:writing-mode="lr-tb"/>
    </style:style>
    <style:style style:name="P3" style:family="paragraph" style:parent-style-name="footer">
      <style:paragraph-properties fo:text-align="center" style:justify-single-word="false" style:writing-mode="lr-tb"/>
    </style:style>
    <style:style style:name="P4" style:family="paragraph" style:parent-style-name="Standard_20__28_user_29_">
      <style:paragraph-properties style:writing-mode="lr-tb"/>
      <style:text-properties fo:font-size="10pt" fo:font-weight="bold" style:font-name-asian="Times New Roman" style:font-weight-asian="bold" style:font-weight-complex="bold"/>
    </style:style>
    <style:style style:name="P5" style:family="paragraph" style:parent-style-name="Standard_20__28_user_29_">
      <style:paragraph-properties style:writing-mode="lr-tb"/>
      <style:text-properties fo:font-size="10pt" style:font-name-asian="Times New Roman"/>
    </style:style>
    <style:style style:name="P6" style:family="paragraph" style:parent-style-name="Standard_20__28_user_29_">
      <style:paragraph-properties style:writing-mode="lr-tb"/>
      <style:text-properties style:font-name-asian="Times New Roman"/>
    </style:style>
    <style:style style:name="P7" style:family="paragraph" style:parent-style-name="Standard_20__28_user_29_">
      <style:paragraph-properties style:line-height-at-least="0.353cm" style:writing-mode="lr-tb"/>
      <style:text-properties style:font-name="Times New Roman" fo:font-size="10pt" fo:language="en" fo:country="US" style:font-name-asian="Times New Roman" style:font-name-complex="Times New Roman"/>
    </style:style>
    <style:style style:name="P8" style:family="paragraph" style:parent-style-name="Standard_20__28_user_29_">
      <style:paragraph-properties fo:margin-top="0cm" fo:margin-bottom="0cm" style:line-height-at-least="0.353cm" fo:text-align="center" style:justify-single-word="false" style:writing-mode="lr-tb"/>
      <style:text-properties fo:color="#ff0000" fo:font-size="14pt" style:text-underline-style="solid" style:text-underline-width="auto" style:text-underline-color="font-color" fo:font-weight="bold" style:font-name-asian="Times New Roman" style:font-weight-asian="bold" style:font-weight-complex="bold"/>
    </style:style>
    <style:style style:name="P9" style:family="paragraph" style:parent-style-name="Standard_20__28_user_29_">
      <style:paragraph-properties fo:margin-top="0cm" fo:margin-bottom="0cm" style:line-height-at-least="0.353cm" style:writing-mode="lr-tb"/>
    </style:style>
    <style:style style:name="P10" style:family="paragraph" style:parent-style-name="Standard_20__28_user_29_">
      <style:paragraph-properties fo:margin-top="0cm" fo:margin-bottom="0cm" style:line-height-at-least="0.353cm" fo:text-align="center" style:justify-single-word="false" style:writing-mode="lr-tb"/>
    </style:style>
    <style:style style:name="P11" style:family="paragraph" style:parent-style-name="Standard_20__28_user_29_">
      <style:paragraph-properties fo:margin-top="0cm" fo:margin-bottom="0cm" style:line-height-at-least="0.353cm" fo:text-align="justify" style:justify-single-word="false" style:writing-mode="lr-tb"/>
    </style:style>
    <style:style style:name="P12" style:family="paragraph" style:parent-style-name="Standard_20__28_user_29_">
      <style:paragraph-properties fo:margin-top="0cm" fo:margin-bottom="0cm" style:line-height-at-least="0.353cm" fo:text-align="center" style:justify-single-word="false" style:writing-mode="lr-tb"/>
      <style:text-properties fo:color="#00b050" fo:font-size="14pt" style:text-underline-style="solid" style:text-underline-width="auto" style:text-underline-color="font-color" fo:font-weight="bold" style:font-name-asian="Times New Roman" style:font-weight-asian="bold" style:font-weight-complex="bold"/>
    </style:style>
    <style:style style:name="P13" style:family="paragraph" style:parent-style-name="Standard_20__28_user_29_">
      <style:paragraph-properties fo:margin-top="0cm" fo:margin-bottom="0cm" style:line-height-at-least="0.353cm" style:writing-mode="lr-tb"/>
      <style:text-properties style:font-name-asian="Times New Roman"/>
    </style:style>
    <style:style style:name="P14" style:family="paragraph" style:parent-style-name="Standard_20__28_user_29_">
      <style:paragraph-properties fo:margin-top="0cm" fo:margin-bottom="0cm" style:line-height-at-least="0.353cm" fo:text-align="justify" style:justify-single-word="false" style:writing-mode="lr-tb"/>
      <style:text-properties style:font-name-asian="Times New Roman"/>
    </style:style>
    <style:style style:name="P15" style:family="paragraph" style:parent-style-name="Standard_20__28_user_29_">
      <style:paragraph-properties fo:margin-top="0cm" fo:margin-bottom="0cm" style:line-height-at-least="0.353cm" fo:text-align="center" style:justify-single-word="false" style:writing-mode="lr-tb"/>
      <style:text-properties style:font-name-asian="Times New Roman"/>
    </style:style>
    <style:style style:name="P16" style:family="paragraph" style:parent-style-name="Standard_20__28_user_29_">
      <style:paragraph-properties fo:margin-top="0cm" fo:margin-bottom="0cm" style:line-height-at-least="0.353cm" style:writing-mode="lr-tb"/>
      <style:text-properties fo:font-size="10pt" style:font-name-asian="Times New Roman"/>
    </style:style>
    <style:style style:name="P17" style:family="paragraph" style:parent-style-name="Standard_20__28_user_29_">
      <style:paragraph-properties fo:margin-top="0cm" fo:margin-bottom="0cm" style:line-height-at-least="0.353cm" fo:text-align="justify" style:justify-single-word="false" style:writing-mode="lr-tb"/>
      <style:text-properties fo:font-size="10pt" style:font-name-asian="Times New Roman"/>
    </style:style>
    <style:style style:name="P18" style:family="paragraph" style:parent-style-name="Standard_20__28_user_29_">
      <style:paragraph-properties fo:margin-top="0cm" fo:margin-bottom="0cm" style:line-height-at-least="0.353cm" fo:text-align="center" style:justify-single-word="false" style:writing-mode="lr-tb"/>
      <style:text-properties fo:font-size="10pt" style:font-name-asian="Times New Roman"/>
    </style:style>
    <style:style style:name="P19" style:family="paragraph" style:parent-style-name="Standard_20__28_user_29_">
      <style:paragraph-properties fo:margin-top="0cm" fo:margin-bottom="0cm" style:line-height-at-least="0.353cm" fo:text-align="center" style:justify-single-word="false" style:writing-mode="lr-tb"/>
      <style:text-properties fo:font-size="10pt" fo:font-weight="bold" style:font-name-asian="Times New Roman" style:font-weight-asian="bold" style:font-weight-complex="bold"/>
    </style:style>
    <style:style style:name="P20" style:family="paragraph" style:parent-style-name="Standard_20__28_user_29_">
      <style:paragraph-properties fo:margin-top="0cm" fo:margin-bottom="0cm" style:line-height-at-least="0.353cm" style:writing-mode="lr-tb"/>
      <style:text-properties fo:font-size="10pt" style:text-underline-style="solid" style:text-underline-width="auto" style:text-underline-color="font-color" style:font-name-asian="Times New Roman"/>
    </style:style>
    <style:style style:name="P21" style:family="paragraph" style:parent-style-name="Standard_20__28_user_29_">
      <style:paragraph-properties fo:margin-top="0cm" fo:margin-bottom="0cm" style:line-height-at-least="0.353cm" fo:text-align="center" style:justify-single-word="false" style:writing-mode="lr-tb"/>
      <style:text-properties fo:font-size="10pt" style:text-underline-style="solid" style:text-underline-width="auto" style:text-underline-color="font-color" style:font-name-asian="Times New Roman"/>
    </style:style>
    <style:style style:name="P22" style:family="paragraph" style:parent-style-name="Standard_20__28_user_29_">
      <style:paragraph-properties fo:margin-top="0cm" fo:margin-bottom="0cm" style:line-height-at-least="0.353cm" fo:text-align="center" style:justify-single-word="false" style:writing-mode="lr-tb"/>
      <style:text-properties fo:font-size="10pt" style:text-underline-style="solid" style:text-underline-width="auto" style:text-underline-color="font-color" fo:font-weight="bold" style:font-name-asian="Times New Roman" style:font-weight-asian="bold" style:font-weight-complex="bold"/>
    </style:style>
    <style:style style:name="P23" style:family="paragraph" style:parent-style-name="Standard_20__28_user_29_">
      <style:paragraph-properties fo:margin-top="0cm" fo:margin-bottom="0cm" style:line-height-at-least="0.353cm" fo:text-align="center" style:justify-single-word="false" style:writing-mode="lr-tb"/>
      <style:text-properties fo:font-size="10pt" fo:language="en" fo:country="US" style:text-underline-style="solid" style:text-underline-width="auto" style:text-underline-color="font-color" fo:font-weight="bold" style:font-name-asian="Times New Roman" style:font-weight-asian="bold" style:font-weight-complex="bold"/>
    </style:style>
    <style:style style:name="P24" style:family="paragraph" style:parent-style-name="Standard_20__28_user_29_">
      <style:paragraph-properties fo:margin-top="0cm" fo:margin-bottom="0cm" style:line-height-at-least="0.353cm" fo:text-align="justify" style:justify-single-word="false" style:writing-mode="lr-tb"/>
      <style:text-properties fo:font-size="10pt" fo:language="en" fo:country="US" style:text-underline-style="solid" style:text-underline-width="auto" style:text-underline-color="font-color" fo:font-weight="bold" style:font-name-asian="Times New Roman" style:font-weight-asian="bold" style:font-weight-complex="bold"/>
    </style:style>
    <style:style style:name="P25" style:family="paragraph" style:parent-style-name="Standard_20__28_user_29_">
      <style:paragraph-properties fo:margin-top="0cm" fo:margin-bottom="0cm" style:line-height-at-least="0.353cm" style:writing-mode="lr-tb"/>
      <style:text-properties fo:font-size="10pt" fo:language="en" fo:country="US" style:font-name-asian="Times New Roman"/>
    </style:style>
    <style:style style:name="P26" style:family="paragraph" style:parent-style-name="Standard_20__28_user_29_">
      <style:paragraph-properties fo:margin-top="0cm" fo:margin-bottom="0cm" style:line-height-at-least="0.353cm" fo:text-align="center" style:justify-single-word="false" style:writing-mode="lr-tb"/>
      <style:text-properties fo:font-size="10pt" fo:language="en" fo:country="US" style:font-name-asian="Times New Roman"/>
    </style:style>
    <style:style style:name="P27" style:family="paragraph" style:parent-style-name="Standard_20__28_user_29_">
      <style:paragraph-properties fo:margin-top="0cm" fo:margin-bottom="0cm" style:line-height-at-least="0.353cm" fo:text-align="justify" style:justify-single-word="false" style:writing-mode="lr-tb"/>
      <style:text-properties fo:font-size="10pt" fo:language="en" fo:country="US" style:font-name-asian="Times New Roman"/>
    </style:style>
    <style:style style:name="P28" style:family="paragraph" style:parent-style-name="Standard_20__28_user_29_">
      <style:paragraph-properties fo:margin-top="0cm" fo:margin-bottom="0cm" style:line-height-at-least="0.353cm" fo:text-align="center" style:justify-single-word="false" style:writing-mode="lr-tb"/>
      <style:text-properties fo:font-size="10pt" fo:language="en" fo:country="US" fo:font-weight="bold" style:font-name-asian="Times New Roman" style:font-weight-asian="bold" style:font-weight-complex="bold"/>
    </style:style>
    <style:style style:name="P29" style:family="paragraph" style:parent-style-name="Standard_20__28_user_29_">
      <style:paragraph-properties fo:margin-top="0cm" fo:margin-bottom="0cm" style:line-height-at-least="0.353cm" fo:text-align="center" style:justify-single-word="false" style:writing-mode="lr-tb"/>
      <style:text-properties fo:language="en" fo:country="US" fo:font-weight="bold" style:font-name-asian="Times New Roman" style:font-weight-asian="bold" style:font-weight-complex="bold"/>
    </style:style>
    <style:style style:name="P30" style:family="paragraph" style:parent-style-name="Standard_20__28_user_29_">
      <style:paragraph-properties fo:margin-left="1.27cm" fo:margin-right="0cm" fo:margin-top="0cm" fo:margin-bottom="0cm" style:line-height-at-least="0.353cm" fo:text-indent="0cm" style:auto-text-indent="false" style:writing-mode="lr-tb"/>
      <style:text-properties style:font-name-asian="Times New Roman"/>
    </style:style>
    <style:style style:name="P31" style:family="paragraph" style:parent-style-name="Standard_20__28_user_29_" style:master-page-name="Standard">
      <style:paragraph-properties fo:margin-top="0cm" fo:margin-bottom="0cm" style:line-height-at-least="0.353cm" fo:text-align="center" style:justify-single-word="false" style:page-number="auto" style:writing-mode="lr-tb"/>
      <style:text-properties fo:color="#00b050" fo:font-weight="bold" style:font-name-asian="Times New Roman" style:font-weight-asian="bold" style:font-weight-complex="bold"/>
    </style:style>
    <style:style style:name="P32" style:family="paragraph" style:parent-style-name="Standard_20__28_user_29_">
      <style:paragraph-properties fo:margin-left="0cm" fo:margin-right="0cm" fo:margin-top="0cm" fo:margin-bottom="0cm" style:line-height-at-least="0.353cm" fo:text-indent="0cm" style:auto-text-indent="false" style:writing-mode="lr-tb">
        <style:tab-stops/>
      </style:paragraph-properties>
      <style:text-properties style:font-name-asian="Times New Roman"/>
    </style:style>
    <style:style style:name="P33" style:family="paragraph" style:parent-style-name="Standard_20__28_user_29_" style:list-style-name="RTF_5f_Num_20_2">
      <style:paragraph-properties fo:margin-left="0cm" fo:margin-right="0cm" fo:margin-top="0cm" fo:margin-bottom="0cm" style:line-height-at-least="0.353cm" fo:text-indent="0cm" style:auto-text-indent="false" style:writing-mode="lr-tb">
        <style:tab-stops/>
      </style:paragraph-properties>
      <style:text-properties style:font-name-asian="Times New Roman"/>
    </style:style>
    <style:style style:name="T1" style:family="text">
      <style:text-properties style:font-name="Times New Roman" style:font-name-complex="Times New Roman"/>
    </style:style>
    <style:style style:name="T2" style:family="text">
      <style:text-properties fo:font-size="16pt" style:text-underline-style="solid" style:text-underline-width="auto" style:text-underline-color="font-color"/>
    </style:style>
    <style:style style:name="T3" style:family="text">
      <style:text-properties fo:font-size="14pt"/>
    </style:style>
    <style:style style:name="T4" style:family="text">
      <style:text-properties fo:font-size="14pt" style:text-underline-style="solid" style:text-underline-width="auto" style:text-underline-color="font-color"/>
    </style:style>
    <style:style style:name="T5" style:family="text">
      <style:text-properties fo:font-size="10pt"/>
    </style:style>
    <style:style style:name="T6" style:family="text">
      <style:text-properties fo:font-size="10pt" fo:font-weight="bold" style:font-weight-asian="bold" style:font-weight-complex="bold"/>
    </style:style>
    <style:style style:name="T7" style:family="text">
      <style:text-properties style:text-position="-70% 100%" fo:font-size="10pt" fo:font-weight="bold" style:font-weight-asian="bold" style:font-weight-complex="bold"/>
    </style:style>
    <style:style style:name="T8" style:family="text">
      <style:text-properties style:text-position="10% 100%"/>
    </style:style>
    <style:style style:name="T9" style:family="text">
      <style:text-properties style:text-position="10% 100%" fo:font-weight="bold" style:font-weight-asian="bold" style:font-weight-complex="bold"/>
    </style:style>
    <style:style style:name="T10" style:family="text">
      <style:text-properties style:text-position="25% 100%"/>
    </style:style>
    <style:style style:name="T11" style:family="text">
      <style:text-properties style:text-position="25% 100%" fo:font-weight="bold" style:font-weight-asian="bold" style:font-weight-complex="bold"/>
    </style:style>
    <style:style style:name="T12" style:family="text">
      <style:text-properties style:text-position="70% 100%" fo:font-size="10pt"/>
    </style:style>
    <style:style style:name="T13" style:family="text">
      <style:text-properties style:text-position="-35% 100%"/>
    </style:style>
    <style:style style:name="T14" style:family="text">
      <style:text-properties style:text-position="20% 100%"/>
    </style:style>
    <style:style style:name="T15" style:family="text">
      <style:text-properties style:text-position="15% 100%"/>
    </style:style>
    <style:style style:name="T16" style:family="text">
      <style:text-properties style:text-position="30% 100%"/>
    </style:style>
    <style:style style:name="T17" style:family="text">
      <style:text-properties style:text-position="40% 100%"/>
    </style:style>
    <style:style style:name="T18" style:family="text">
      <style:text-properties fo:font-weight="bold" style:font-weight-asian="bold" style:font-weight-complex="bold"/>
    </style:style>
    <style:style style:name="T19" style:family="text">
      <style:text-properties fo:language="en" fo:country="US"/>
    </style:style>
    <style:style style:name="T20" style:family="text">
      <style:text-properties style:text-position="-15% 100%"/>
    </style:style>
    <style:style style:name="T21" style:family="text">
      <style:text-properties style:text-position="-10% 100%"/>
    </style:style>
    <style:style style:name="T22" style:family="text">
      <style:text-properties style:text-position="5% 100%"/>
    </style:style>
    <style:style style:name="T23" style:family="text">
      <style:text-properties style:text-position="-20% 100%"/>
    </style:style>
    <style:style style:name="T24" style:family="text">
      <style:text-properties style:text-position="-8% 100%"/>
    </style:style>
    <style:style style:name="T25" style:family="text">
      <style:text-properties style:text-position="33% 58%"/>
    </style:style>
    <style:style style:name="T26" style:family="text">
      <style:text-properties style:text-position="33% 58%" fo:font-size="10pt"/>
    </style:style>
    <style:style style:name="T27" style:family="text">
      <style:text-properties style:text-position="33% 58%" fo:font-size="10pt" fo:font-weight="bold" style:font-weight-asian="bold" style:font-weight-complex="bold"/>
    </style:style>
    <style:style style:name="T28" style:family="text">
      <style:text-properties style:text-position="33% 58%" fo:font-size="10pt" fo:font-weight="bold" style:font-size-asian="10pt" style:font-weight-asian="bold" style:font-weight-complex="bold"/>
    </style:style>
    <style:style style:name="T29" style:family="text">
      <style:text-properties style:text-position="33% 58%" fo:font-weight="bold" style:font-weight-asian="bold" style:font-weight-complex="bold"/>
    </style:style>
    <style:style style:name="T30" style:family="text">
      <style:text-properties style:text-position="33% 58%" fo:font-size="14pt" fo:font-weight="bold" style:font-size-asian="14pt" style:font-weight-asian="bold" style:font-weight-complex="bold"/>
    </style:style>
    <style:style style:name="T31" style:family="text">
      <style:text-properties style:text-position="33% 58%" fo:font-size="12pt" style:font-size-asian="12pt" style:font-size-complex="12pt"/>
    </style:style>
    <style:style style:name="T32" style:family="text">
      <style:text-properties style:text-position="0% 100%"/>
    </style:style>
    <style:style style:name="T33" style:family="text">
      <style:text-properties style:text-position="0% 100%" fo:font-size="10pt" fo:font-weight="bold" style:font-weight-asian="bold" style:font-weight-complex="bold"/>
    </style:style>
    <style:style style:name="T34" style:family="text">
      <style:text-properties style:text-position="-33% 58%"/>
    </style:style>
    <style:style style:name="T35" style:family="text">
      <style:text-properties style:text-position="-33% 58%" fo:font-size="10pt"/>
    </style:style>
    <style:style style:name="T36" style:family="text">
      <style:text-properties style:text-position="-33% 58%" fo:font-size="10pt" fo:font-weight="bold" style:font-weight-asian="bold" style:font-weight-complex="bold"/>
    </style:style>
    <style:style style:name="T37" style:family="text">
      <style:text-properties style:text-position="-33% 58%"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text:s/></text:span><text:s text:c="11"/><text:span text:style-name="T2">A theory about time travel to conquer interstellar distances by <text:s/>Ian R. Dodding (BEng hons</text:span><text:span text:style-name="T4">)</text:span></text:p>
      <text:p text:style-name="P8">www.astrotravelstar.com</text:p>
      <text:p text:style-name="P12">iandodding@yahoo.co.uk</text:p>
      <text:p text:style-name="P10"/>
      <text:p text:style-name="P14"><text:s text:c="15"/><text:span text:style-name="T5">To achieve this feat of engineering requires an advancement in scientific understanding and the discovery of <text:s/>new laws of physics. To get to the nearest stars in a spaceship and back again in a reasonable amount of time would require a craft to travel at about ½ the speed of light. The theory that I have devised over the last few years is founded on the introduction of a new scientific unit that is that a body that moves through space warps time by a factor K. This factor K is simply described as the inverse of the bodies velocity.</text:span></text:p>
      <text:p text:style-name="P11"/>
      <text:p text:style-name="P16">.ie <text:s text:c="92"/>K=1/v <text:s text:c="5"/>[s/m]</text:p>
      <text:p text:style-name="P9"/>
      <text:p text:style-name="P9"/>
      <text:p text:style-name="P14"><text:s text:c="15"/><text:span text:style-name="T5">Now can we imagine that the time T it takes a body to travel distance D in free space assuming that the effects of gravity and friction are zero, are related by the following formula:</text:span></text:p>
      <text:p text:style-name="P11"/>
      <text:p text:style-name="P13"><text:s text:c="62"/><text:span text:style-name="T5"><text:tab/><text:tab/>T=K.D <text:s text:c="3"/>[s]</text:span></text:p>
      <text:p text:style-name="P10"/>
      <text:p text:style-name="P9"/>
      <text:p text:style-name="P17">I <text:s/>have reasoned that K can be described mathematically.</text:p>
      <text:p text:style-name="P11"/>
      <text:p text:style-name="P14"><text:s text:c="59"/><text:span text:style-name="T5"><text:tab/> <text:s text:c="7"/></text:span><text:span text:style-name="T6"><text:s/>K= (M</text:span><text:span text:style-name="T36">o </text:span><text:span text:style-name="T6">/E </text:span><text:span text:style-name="T36">p</text:span><text:span text:style-name="T7"> <text:s/></text:span><text:span text:style-name="T6">c)</text:span><text:span text:style-name="T27">1/3 <text:s/></text:span><text:span text:style-name="T6">[s/m]</text:span><text:span text:style-name="T5"> <text:s text:c="58"/></text:span></text:p>
      <text:p text:style-name="P10"/>
      <text:p text:style-name="P10"/>
      <text:p text:style-name="P16">Where: <text:s text:c="13"/></text:p>
      <text:p text:style-name="P15"><text:s text:c="37"/></text:p>
      <text:p text:style-name="P13"><text:s text:c="60"/>M<text:span text:style-name="T34">o</text:span><text:span text:style-name="T5">=mass of object (kg)</text:span></text:p>
      <text:p text:style-name="P13"><text:s text:c="61"/>E<text:span text:style-name="T34">p</text:span><text:span text:style-name="T5">=Energy of propulsion (J)</text:span></text:p>
      <text:p text:style-name="P13"><text:s text:c="61"/>c<text:span text:style-name="T5">=speed of light (m/s)</text:span></text:p>
      <text:p text:style-name="P10"/>
      <text:p text:style-name="P9"/>
      <text:p text:style-name="P13"><text:s text:c="88"/></text:p>
      <text:p text:style-name="P9"/>
      <text:p text:style-name="P16">The dimensions of the equations balance.</text:p>
      <text:p text:style-name="P9"/>
      <text:p text:style-name="P9"/>
      <text:p text:style-name="P9"/>
      <text:p text:style-name="P14"><text:s text:c="19"/><text:span text:style-name="T5">The proof of the equation holds that a photon is using all of its energy in propulsion ie the value <text:s text:c="20"/></text:span></text:p>
      <text:p text:style-name="P14"><text:s/><text:span text:style-name="T5">of <text:s/>the energy of propulsion</text:span><text:span text:style-name="T3"> </text:span><text:span text:style-name="T6">E</text:span><text:span text:style-name="T36">p</text:span><text:span text:style-name="T6">=M</text:span><text:span text:style-name="T36">p</text:span><text:span text:style-name="T6">c</text:span><text:span text:style-name="T27">2 </text:span><text:span text:style-name="T6"><text:s text:c="2"/></text:span><text:span text:style-name="T5">(J) . Substituting we find that the equation predicts that the photon is travelling at the speed of light, which is correct. <text:s text:c="61"/></text:span></text:p>
      <text:p text:style-name="P14"><text:s text:c="6"/></text:p>
      <text:p text:style-name="P13"><text:s text:c="58"/></text:p>
      <text:p text:style-name="P22">This proof agrees with the fact that at the speed of light matter and energy are unified.</text:p>
      <text:p text:style-name="P9"/>
      <text:p text:style-name="P18"><text:soft-page-break/>I have reasoned that the only way to propel <text:s/>a spacecraft to the stars would be by using nuclear thrusters, which would by complicated control systems harness thermonuclear reactions in a very subtle manner ie by burning only a tiny proportion of nuclear material at a time. So to accelerate the ship up to 1\2c could be done very gently over a long period of time perhaps months.</text:p>
      <text:p text:style-name="P14"><text:s/></text:p>
      <text:p text:style-name="P16"><text:tab/> <text:s text:c="7"/>The equation assumes that the effects of gravity and friction are zero.</text:p>
      <text:p text:style-name="P13"><text:s text:c="129"/></text:p>
      <text:p text:style-name="P13"><text:s text:c="22"/><text:span text:style-name="T5">Now in a perfect system the total nuclear thrust energy E</text:span><text:span text:style-name="T35">p</text:span><text:span text:style-name="T5">=M</text:span><text:span text:style-name="T35">p</text:span><text:span text:style-name="T5">c</text:span><text:span text:style-name="T26">2 </text:span><text:span text:style-name="T5"><text:s text:c="3"/>[J]</text:span></text:p>
      <text:p text:style-name="P9"/>
      <text:p text:style-name="P16">Where m(e)= the mass of nuclear fuel required for the journey assuming 100% efficiency.</text:p>
      <text:p text:style-name="P9"/>
      <text:p text:style-name="P9"/>
      <text:p text:style-name="P16">Substituting <text:s/>into the equation the average velocity of <text:s/>the craft:</text:p>
      <text:p text:style-name="P9"/>
      <text:p text:style-name="P16"><text:tab/><text:tab/><text:tab/><text:tab/><text:tab/>v/c= (M<text:span text:style-name="T34">p</text:span>/M<text:span text:style-name="T34">o</text:span>)<text:span text:style-name="T25">1/3</text:span></text:p>
      <text:p text:style-name="P10"/>
      <text:p text:style-name="P9"/>
      <text:p text:style-name="P16">Let <text:s/></text:p>
      <text:p text:style-name="P10"/>
      <text:p text:style-name="P13"><text:s text:c="67"/><text:span text:style-name="T5">Z=M</text:span><text:span text:style-name="T35">p</text:span><text:span text:style-name="T5">/M</text:span><text:span text:style-name="T35">o</text:span></text:p>
      <text:p text:style-name="P9"/>
      <text:p text:style-name="P9"/>
      <text:p text:style-name="P13"><text:s text:c="67"/><text:span text:style-name="T5">v/c=Z</text:span><text:span text:style-name="T12"> </text:span><text:span text:style-name="T26">1/3</text:span></text:p>
      <text:p text:style-name="P10"/>
      <text:p text:style-name="P16">Where <text:s/></text:p>
      <text:p text:style-name="P13"><text:s text:c="40"/>M<text:span text:style-name="T34">p</text:span><text:span text:style-name="T5">= mass of <text:s/>nuclear propulsion energy [kg].</text:span></text:p>
      <text:p text:style-name="P9"/>
      <text:p text:style-name="P13"><text:s text:c="42"/>M<text:span text:style-name="T34">o</text:span><text:span text:style-name="T5">= rest mass of spaceship [kg].</text:span></text:p>
      <text:p text:style-name="P9"/>
      <text:p text:style-name="P9"/>
      <text:p text:style-name="P17">.ie the proportion Z is the mass of nuclear fuel divided by the mass of the spaceship. The average velocity divided by c is the cube root of this proportion assuming 100% efficiency.</text:p>
      <text:p text:style-name="P9"/>
      <text:p text:style-name="P13"><text:s text:c="12"/><text:span text:style-name="T5">The graph describes the relationship between the average velocity v divided by c and the value of Z.</text:span></text:p>
      <text:p text:style-name="P9"/>
      <text:p text:style-name="P14"><text:s text:c="17"/><text:span text:style-name="T5">Reading off the graph the spaceship would have to carry 0.15 its mass in nuclear fuel to travel at 0.5 the speed of light. This could be possible. I will state that I am no nuclear physicist and that I would have no idea how to design such a system. What I have attempted to do is to speculate on the possibilities of interstellar travel using a thermonuclear control system aboard <text:s/>a spaceship. <text:s text:c="19"/></text:span></text:p>
      <text:p text:style-name="P11"/>
      <text:p text:style-name="P9"/>
      <text:p text:style-name="P16">4/25/2009</text:p>
      <text:p text:style-name="P16"/>
      <text:p text:style-name="P16"/>
      <text:p text:style-name="P16"/>
      <text:p text:style-name="P16"/>
      <text:p text:style-name="P10"/>
      <text:p text:style-name="P21"><text:soft-page-break/>Predicting the velocity and acceleration of a projectile in free space</text:p>
      <text:p text:style-name="P11"/>
      <text:p text:style-name="P11"/>
      <text:p text:style-name="P17">The velocity and acceleration of a projectile in free space can be predicted as follows:</text:p>
      <text:p text:style-name="P11"/>
      <text:p text:style-name="P11"/>
      <text:p text:style-name="P18">D/T=(E<text:span text:style-name="T34">p</text:span><text:span text:style-name="T13"> </text:span>c /M<text:span text:style-name="T34">o</text:span>)<text:span text:style-name="T25">1/3</text:span> <text:s text:c="2"/>[m/s]</text:p>
      <text:p text:style-name="P9"/>
      <text:p text:style-name="P10"/>
      <text:p text:style-name="P18">E=PT <text:s text:c="2"/>[Joules]</text:p>
      <text:p text:style-name="P9"/>
      <text:p text:style-name="P9"/>
      <text:p text:style-name="P16">Substituting we can find the relationship between the distance the object travels in a given time:</text:p>
      <text:p text:style-name="P9"/>
      <text:p text:style-name="P9"/>
      <text:p text:style-name="P18">D = (P.c/M<text:span text:style-name="T34">o</text:span>)<text:span text:style-name="T25">1/3</text:span>. <text:s/>T <text:span text:style-name="T25">4/3 </text:span><text:s/>[m]</text:p>
      <text:p text:style-name="P10"/>
      <text:p text:style-name="P16">This relationship is described in fig.1</text:p>
      <text:p text:style-name="P9"/>
      <text:p text:style-name="P9"/>
      <text:p text:style-name="P16">Differentiating this with respect to T we get the velocity of the object:</text:p>
      <text:p text:style-name="P9"/>
      <text:p text:style-name="P18">v = dD/dT = 4/3 . (P.c/M<text:span text:style-name="T34">o</text:span>)<text:span text:style-name="T25">1/3</text:span> . T <text:span text:style-name="T25">1/3 </text:span><text:span text:style-name="T15"><text:s text:c="5"/></text:span>[m/s]</text:p>
      <text:p text:style-name="P10"/>
      <text:p text:style-name="P16">This relationship is shown in fig.2</text:p>
      <text:p text:style-name="P9"/>
      <text:p text:style-name="P9"/>
      <text:p text:style-name="P16">Differentiating again we get the acceleration of the object:</text:p>
      <text:p text:style-name="P9"/>
      <text:p text:style-name="P18">a = d<text:span text:style-name="T25">2</text:span>D/dT<text:span text:style-name="T25">2</text:span><text:span text:style-name="T16"> </text:span>= 4/9 . (P.c/M<text:span text:style-name="T34">o</text:span><text:span text:style-name="T13">)</text:span><text:span text:style-name="T25">1/3 </text:span>. T <text:span text:style-name="T25">–2/3</text:span> <text:s/>[m/s<text:span text:style-name="T25">2</text:span>]</text:p>
      <text:p text:style-name="P10"/>
      <text:p text:style-name="P16">This relationship is shown in fig.3</text:p>
      <text:p text:style-name="P18">D = Distance travelled in time T (m)</text:p>
      <text:p text:style-name="P18">P = The power of the engine (watts)</text:p>
      <text:p text:style-name="P18">c = speed of light (m/s)</text:p>
      <text:p text:style-name="P18">M<text:span text:style-name="T34">o</text:span>= The mass of the object (kg)</text:p>
      <text:p text:style-name="P18">v = The velocity of the object (m/s)</text:p>
      <text:p text:style-name="P18">a = the acceleration of the object (m/s<text:span text:style-name="T17">2</text:span>)</text:p>
      <text:p text:style-name="P18">E<text:span text:style-name="T34">p</text:span>= Total Energy of propulsion <text:s/>(Joules)</text:p>
      <text:p text:style-name="P9"/>
      <text:p text:style-name="P16">Therefore a function for power is described thus:</text:p>
      <text:p text:style-name="P30"><text:s text:c="40"/></text:p>
      <text:list xml:id="list875393138679985707" text:style-name="RTF_5f_Num_20_2">
        <text:list-item>
          <text:p text:style-name="P33"><text:s text:c="54"/><text:span text:style-name="T6">P =27. v</text:span><text:span text:style-name="T27">3 </text:span><text:span text:style-name="T6">. M</text:span><text:span text:style-name="T36">o</text:span><text:span text:style-name="T6">/ 64.c.t <text:s/>[W]</text:span></text:p>
        </text:list-item>
      </text:list>
      <text:p text:style-name="P32"><text:span text:style-name="T6"/></text:p>
      <text:p text:style-name="P9"/>
      <text:p text:style-name="P10"><text:soft-page-break/></text:p>
      <text:p text:style-name="P22">A function for the velocity of a starship</text:p>
      <text:p text:style-name="P10"/>
      <text:p text:style-name="P10"/>
      <text:p text:style-name="P16">This can be described by the eqn:</text:p>
      <text:p text:style-name="P19">v = 2 . t. exp(-t<text:span text:style-name="T25">2</text:span>/d) <text:s text:c="2"/>[m/s]</text:p>
      <text:p text:style-name="P10"/>
      <text:p text:style-name="P10"/>
      <text:p text:style-name="P18">v = instantaneous velocity of the craft [m/s]</text:p>
      <text:p text:style-name="P10"/>
      <text:p text:style-name="P18">M<text:span text:style-name="T34">o </text:span>= Mass of craft (kg)</text:p>
      <text:p text:style-name="P10"/>
      <text:p text:style-name="P18">d = Total distance of trip (m)</text:p>
      <text:p text:style-name="P10"/>
      <text:p text:style-name="P18">t = Time elapsed <text:s/>(s)</text:p>
      <text:p text:style-name="P10"/>
      <text:p text:style-name="P10"/>
      <text:p text:style-name="P20">Substituting in <text:span text:style-name="T18">a) </text:span>we can get a function for the <text:span text:style-name="T18">Power of <text:s/>a Starship:</text:span></text:p>
      <text:p text:style-name="P9"/>
      <text:p text:style-name="P9"/>
      <text:p text:style-name="P18"><text:span text:style-name="T18">P = 11 x 10</text:span><text:span text:style-name="T29">-9</text:span><text:span text:style-name="T18"> <text:s/>. M</text:span><text:span text:style-name="T37">O</text:span><text:span text:style-name="T18"> . t</text:span><text:span text:style-name="T29">2</text:span><text:span text:style-name="T9"> </text:span><text:span text:style-name="T18">. exp (-3.t</text:span><text:span text:style-name="T29">2</text:span><text:span text:style-name="T18">/d) <text:s/>[W]</text:span><text:span text:style-name="T19"> </text:span></text:p>
      <text:p text:style-name="P10"/>
      <text:p text:style-name="P10"/>
      <text:p text:style-name="P23">Proof of time travel in weightlessness</text:p>
      <text:p text:style-name="P10"/>
      <text:p text:style-name="P9"/>
      <text:p text:style-name="P25">The theory states thus:</text:p>
      <text:p text:style-name="P9"/>
      <text:p text:style-name="P25">Eqn 1.</text:p>
      <text:p text:style-name="P29"><text:span text:style-name="T5">v = (E</text:span><text:span text:style-name="T35">p</text:span><text:span text:style-name="T5">.c/M</text:span><text:span text:style-name="T35">o</text:span><text:span text:style-name="T5">)</text:span><text:span text:style-name="T25">1/3</text:span></text:p>
      <text:p text:style-name="P25">Where:</text:p>
      <text:p text:style-name="P26">v = Average velocity of projectile (m/s)</text:p>
      <text:p text:style-name="P26">E<text:span text:style-name="T34">p</text:span> = Total energy of propulsion (J)</text:p>
      <text:p text:style-name="P26">c = Speed of light (m/s)</text:p>
      <text:p text:style-name="P26">M<text:span text:style-name="T34">o</text:span> = Mass of projectile (kg)</text:p>
      <text:p text:style-name="P10"/>
      <text:p text:style-name="P25">When v=c:</text:p>
      <text:p text:style-name="P9"/>
      <text:p text:style-name="P25">Eqn 2.</text:p>
      <text:p text:style-name="P28">E = m.c<text:span text:style-name="T25">2</text:span></text:p>
      <text:p text:style-name="P10"/>
      <text:p text:style-name="P10"/>
      <text:p text:style-name="P27">Therefore at the speed of light matter and energy are unified as shown by Eqn 2. Only a photon can travel at this speed since all its <text:s/>mass energy is used in propulsion. <text:s/>All other projectiles only use a fraction of their mass energy in propulsion as described in Eqn 1.</text:p>
      <text:p text:style-name="P11"/>
      <text:p text:style-name="P11"/>
      <text:p text:style-name="P11"><text:soft-page-break/></text:p>
      <text:p text:style-name="P11"/>
      <text:p text:style-name="P23">Velocity Dilation</text:p>
      <text:p text:style-name="P10"/>
      <text:p text:style-name="P11"/>
      <text:p text:style-name="P27">Lorentz proved that the faster an object moves the length L of it appears to contract and that the time T it experiences appears to dilate relative to an independent observer. <text:s/>This is described by the following equations:</text:p>
      <text:p text:style-name="P11"/>
      <text:p text:style-name="P25">1.</text:p>
      <text:p text:style-name="P26">L = L<text:span text:style-name="T34">o</text:span> . (1 - v<text:span text:style-name="T25">2</text:span>/c<text:span text:style-name="T25">2</text:span>)<text:span text:style-name="T25">1/2</text:span></text:p>
      <text:p text:style-name="P9"/>
      <text:p text:style-name="P10"/>
      <text:p text:style-name="P25">And</text:p>
      <text:p text:style-name="P9"/>
      <text:p text:style-name="P25">2.</text:p>
      <text:p text:style-name="P26">T = T<text:span text:style-name="T34">o</text:span> / (1 - v<text:span text:style-name="T25">2</text:span>/c<text:span text:style-name="T25">2</text:span>)<text:span text:style-name="T25">1/2</text:span></text:p>
      <text:p text:style-name="P11"/>
      <text:p text:style-name="P11"/>
      <text:p text:style-name="P27">L<text:span text:style-name="T21">o</text:span> and T<text:span text:style-name="T21">o</text:span> are measured by the independent observer. V and c are the velocity and speed of light respectively.</text:p>
      <text:p text:style-name="P11"/>
      <text:p text:style-name="P27">Now it appears to me that as the object moves faster the local universe around it would shrink as its length contracts. <text:s/>So in theory the distance it is traveling would appear to contract in proportion to the length contraction of the object. In other words the universe around it becomes smaller, that can be accessed faster. <text:s/>Therefore the velocity of the object would appear to increase. <text:s/>I can prove <text:s/>this by dividing eqn1 by eqn2 to get a value for respective velocity. <text:s/>It predicts that a photon would experience an infinitely small universe where time never passes. <text:s/>The value of the relative velocity of the object is:</text:p>
      <text:p text:style-name="P11"/>
      <text:p text:style-name="P27">3.</text:p>
      <text:p text:style-name="P10"/>
      <text:p text:style-name="P26">V<text:span text:style-name="T34">o</text:span> = L<text:span text:style-name="T34">o</text:span>/T<text:span text:style-name="T34">o </text:span>= <text:s/>v.c<text:span text:style-name="T25">2</text:span> / (c<text:span text:style-name="T25">2</text:span>-v<text:span text:style-name="T25">2</text:span>)</text:p>
      <text:p text:style-name="P10"/>
      <text:p text:style-name="P11"/>
      <text:p text:style-name="P27">The length of the object would warp the space around itself so that the universe would appear to shrink therefore it would be possible for a starship to travel faster than light speed. At v = 0.5c for instance the speedometer on the craft <text:s/>V<text:span text:style-name="T21">o</text:span> would say 2/3c. <text:s/>At a speed measured on the ground base v = 0.9c then the speedometer on the craft Vo would say 4.7c. Effectively the craft will create a wormhole around itself to travel through hyperspace faster than light.</text:p>
      <text:p text:style-name="P11"/>
      <text:p text:style-name="P11"/>
      <text:p text:style-name="P11"/>
      <text:p text:style-name="P11"/>
      <text:p text:style-name="P11"/>
      <text:p text:style-name="P11"/>
      <text:p text:style-name="P11"/>
      <text:p text:style-name="P11"/>
      <text:p text:style-name="P11"/>
      <text:p text:style-name="P11"/>
      <text:p text:style-name="P10"><text:soft-page-break/></text:p>
      <text:p text:style-name="P23">Time Travel Equation</text:p>
      <text:p text:style-name="P10"/>
      <text:p text:style-name="P10"/>
      <text:p text:style-name="P10"/>
      <text:p text:style-name="P26">V<text:span text:style-name="T34">o</text:span>/c = V<text:span text:style-name="T34">c</text:span>/(1 - V<text:span text:style-name="T34">c</text:span><text:span text:style-name="T25">2</text:span>)</text:p>
      <text:p text:style-name="P10"/>
      <text:p text:style-name="P10"/>
      <text:p text:style-name="P26">V<text:span text:style-name="T34">o</text:span> = Velocity as measured on board object. (m/s)</text:p>
      <text:p text:style-name="P10"/>
      <text:p text:style-name="P26">V<text:span text:style-name="T34">c</text:span> = V/c</text:p>
      <text:p text:style-name="P10"/>
      <text:p text:style-name="P26">V = Velocity as measured by stationary observer relative to the object (m/s)</text:p>
      <text:p text:style-name="P10"/>
      <text:p text:style-name="P26">c = Speed of light (m/s)</text:p>
      <text:p text:style-name="P10"/>
      <text:p text:style-name="P24">29th May 2009</text:p>
      <text:p text:style-name="P11"/>
      <text:p text:style-name="P23">The Starship Theory</text:p>
      <text:p text:style-name="P10"/>
      <text:p text:style-name="P10"/>
      <text:p text:style-name="P25">Velocity Dilation:</text:p>
      <text:p text:style-name="P9"/>
      <text:p text:style-name="P25"><text:tab/><text:tab/><text:tab/><text:tab/>V<text:span text:style-name="T34">0 </text:span>= v.c<text:span text:style-name="T25">2</text:span><text:span text:style-name="T14"> <text:s text:c="2"/></text:span>/ <text:s/>(c<text:span text:style-name="T25">2</text:span>-v<text:span text:style-name="T25">2</text:span>)<text:tab/><text:tab/>[m/s]</text:p>
      <text:p text:style-name="P9"/>
      <text:p text:style-name="P25">As Stated:</text:p>
      <text:p text:style-name="P9"/>
      <text:p text:style-name="P25"><text:tab/><text:tab/><text:tab/><text:tab/>V<text:span text:style-name="T34">0 </text:span>= ((E<text:span text:style-name="T23">p</text:span>.c) <text:s/>/ <text:s/>M<text:span text:style-name="T23">0</text:span>)<text:span text:style-name="T25">1/3</text:span><text:span text:style-name="T8"><text:tab/></text:span><text:tab/>[m/s]</text:p>
      <text:p text:style-name="P9"/>
      <text:p text:style-name="P25">Therefore:</text:p>
      <text:p text:style-name="P9"/>
      <text:p text:style-name="P25"><text:tab/><text:tab/><text:tab/><text:tab/><text:span text:style-name="T18">E</text:span><text:span text:style-name="T37">p </text:span><text:span text:style-name="T18">= M</text:span><text:span text:style-name="T37">0.</text:span><text:span text:style-name="T18">(v.c <text:s/>/ <text:s/>(c</text:span><text:span text:style-name="T29">2</text:span><text:span text:style-name="T18">-v</text:span><text:span text:style-name="T29">2</text:span><text:span text:style-name="T18">))</text:span><text:span text:style-name="T29">3</text:span><text:span text:style-name="T18"> . c</text:span><text:span text:style-name="T29">2</text:span><text:span text:style-name="T18"><text:tab/>[J]</text:span></text:p>
      <text:p text:style-name="P9"/>
      <text:p text:style-name="P25">And Quantum factor:</text:p>
      <text:p text:style-name="P9"/>
      <text:p text:style-name="P25"><text:tab/><text:tab/><text:tab/><text:tab/><text:span text:style-name="T18">Q = (v.c <text:s/>/ <text:s/>(c</text:span><text:span text:style-name="T29">2</text:span><text:span text:style-name="T18">-v</text:span><text:span text:style-name="T29">2</text:span><text:span text:style-name="T18">))</text:span><text:span text:style-name="T29">3</text:span><text:span text:style-name="T11"><text:tab/></text:span><text:span text:style-name="T18"> <text:s text:c="6"/>[1]</text:span></text:p>
      <text:p text:style-name="P9"/>
      <text:p text:style-name="P25">M<text:span text:style-name="T34">0 </text:span>= Mass of craft [Kg]</text:p>
      <text:p text:style-name="P25">v = <text:s text:c="3"/>Average velocity of craft. [m/s]</text:p>
      <text:p text:style-name="P25">E<text:span text:style-name="T34">p</text:span> = Total propulsion energy for journey [J]</text:p>
      <text:p text:style-name="P25">M<text:span text:style-name="T34">p</text:span><text:span text:style-name="T21"> </text:span>= Mass energy of fuel (100% efficiency)</text:p>
      <text:p text:style-name="P25">c = <text:s text:c="3"/>Speed of light (m/s)</text:p>
      <text:p text:style-name="P25">Q = Quantum Factor.</text:p>
      <text:p text:style-name="P9"/>
      <text:p text:style-name="P25">13<text:span text:style-name="T10">th</text:span> October 2014</text:p>
      <text:p text:style-name="P9"/>
      <text:p text:style-name="P9"><text:soft-page-break/></text:p>
      <text:p text:style-name="P4">To express the theory in x,y coordinates:</text:p>
      <text:p text:style-name="P5">Let:<text:tab/><text:tab/><text:tab/><text:tab/>x = v/c</text:p>
      <text:p text:style-name="P5">Then:<text:tab/></text:p>
      <text:p text:style-name="P6"><text:span text:style-name="T5">Eqn1:<text:tab/><text:tab/><text:tab/> <text:s text:c="10"/></text:span><text:span text:style-name="T6"><text:s/>y = (x / (1 – x</text:span><text:span text:style-name="T28">2</text:span><text:span text:style-name="T6">))</text:span><text:span text:style-name="T30">3</text:span></text:p>
      <text:p text:style-name="P5">and <text:tab/><text:tab/><text:tab/><text:tab/>y = Q</text:p>
      <text:p text:style-name="P5">M<text:span text:style-name="T21">p</text:span> is the mass of the propulsion energy.</text:p>
      <text:p text:style-name="P5">M<text:span text:style-name="T21">o</text:span> is the mass of the craft.</text:p>
      <text:p text:style-name="P5"><text:tab/><text:tab/><text:tab/><text:tab/><text:span text:style-name="T18">Q <text:s/>= M</text:span><text:span text:style-name="T37">p</text:span><text:span text:style-name="T18"> / M</text:span><text:span text:style-name="T37">o</text:span><text:span text:style-name="T21"><text:tab/><text:tab/><text:tab/><text:tab/><text:tab/><text:tab/><text:tab/><text:tab/><text:tab/><text:tab/><text:tab/></text:span></text:p>
      <text:p text:style-name="P6"><text:span text:style-name="T24"><text:s/></text:span><text:span text:style-name="T5">For v&lt;&lt;c in zero gravity.</text:span></text:p>
      <text:p text:style-name="P6"><text:s text:c="54"/><text:span text:style-name="T5">y = x</text:span><text:span text:style-name="T25">3</text:span></text:p>
      <text:p text:style-name="P5"><text:span text:style-name="T22">where:<text:tab/><text:tab/><text:tab/><text:tab/></text:span>x = v/c</text:p>
      <text:p text:style-name="P6"><text:s text:c="53"/><text:span text:style-name="T5">y = M</text:span><text:span text:style-name="T35">p </text:span><text:span text:style-name="T5">/ M </text:span><text:span text:style-name="T35">o</text:span></text:p>
      <text:p text:style-name="P5"><text:span text:style-name="T20"><text:tab/><text:tab/><text:tab/><text:tab/></text:span>M<text:span text:style-name="T34">p</text:span> = E<text:span text:style-name="T34">p</text:span> / c<text:span text:style-name="T25">2</text:span></text:p>
      <text:p text:style-name="P5">then:<text:tab/><text:tab/><text:tab/><text:tab/>E <text:span text:style-name="T34">p</text:span> = (M<text:span text:style-name="T34">o </text:span>. v<text:span text:style-name="T25">3</text:span>) / c</text:p>
      <text:p text:style-name="P16">When:</text:p>
      <text:p text:style-name="P16"><text:tab/><text:tab/><text:tab/><text:tab/>v&gt;&gt;c</text:p>
      <text:p text:style-name="P13"><text:s text:c="54"/><text:span text:style-name="T5">y=-1/x</text:span><text:span text:style-name="T26">3</text:span></text:p>
      <text:p text:style-name="P10"/>
      <text:p text:style-name="P16"><text:tab/><text:tab/><text:tab/><text:tab/>E<text:span text:style-name="T34">p </text:span>= - (M<text:span text:style-name="T34">o</text:span> . c<text:span text:style-name="T31">5</text:span><text:span text:style-name="T25"> </text:span>/ v<text:span text:style-name="T25">3 </text:span><text:span text:style-name="T32">)</text:span></text:p>
      <text:p text:style-name="P9"/>
      <text:p text:style-name="P16">Thus if a starship is to travel faster than light it would need an antimatter engine.</text:p>
      <text:p text:style-name="P27">The interesting prediction of <text:span text:style-name="T1">eqn1 is that to travel faster than light you would need an antimatter engine to develop negative energy. Also less is more when it comes to developing greater speeds. You can see that to develop speeds many multiples the speed of light antimatter would have to be used very subtly, which would make it a lot safer.</text:span></text:p>
      <text:p text:style-name="P7">Ian Dodding </text:p>
      <text:p text:style-name="P7">10/2/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GB" style:letter-kerning="true"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start" style:justify-single-word="false" fo:hyphenation-ladder-count="255" fo:text-indent="0cm" style:auto-text-indent="false" style:vertical-align="baseline"/>
      <style:text-properties style:use-window-font-color="true" style:font-name="Times New Roman" fo:font-size="12pt" fo:language="en" fo:country="GB" style:letter-kerning="true" style:font-name-asian="Times New Roman" style:font-size-asian="12pt" style:language-asian="zh" style:country-asian="CN" style:font-name-complex="Times New Roman" fo:hyphenate="true" fo:hyphenation-remain-char-count="0" fo:hyphenation-push-char-count="0"/>
    </style:style>
    <style:style style:name="Heading" style:family="paragraph" style:parent-style-name="Standard_20__28_user_29_" style:next-style-name="Text_20_body" style:class="text">
      <style:paragraph-properties fo:margin-top="0.423cm" fo:margin-bottom="0.212cm" fo:keep-with-next="always"/>
      <style:text-properties style:font-name="Arial" fo:font-size="14pt" style:font-name-asian="Arial" style:font-size-asian="12pt" style:font-name-complex="Arial"/>
    </style:style>
    <style:style style:name="Text_20_body" style:display-name="Text body" style:family="paragraph" style:parent-style-name="Standard_20__28_user_29_" style:class="text">
      <style:paragraph-properties fo:margin-top="0cm" fo:margin-bottom="0.212cm"/>
      <style:text-properties style:font-size-asian="12pt"/>
    </style:style>
    <style:style style:name="List" style:family="paragraph" style:parent-style-name="Text_20_body" style:class="list"/>
    <style:style style:name="Caption" style:family="paragraph" style:parent-style-name="Standard" style:class="extra">
      <style:paragraph-properties fo:margin-top="0.212cm" fo:margin-bottom="0.212cm"/>
      <style:text-properties fo:font-style="italic" style:font-name-asian="Mangal" style:font-size-asian="12pt" style:font-style-asian="italic" style:font-style-complex="italic"/>
    </style:style>
    <style:style style:name="Index" style:family="paragraph" style:parent-style-name="Standard_20__28_user_29_" style:class="index">
      <style:text-properties style:font-size-asian="12pt"/>
    </style:style>
    <style:style style:name="Standard_20__28_user_29_" style:display-name="Standard (user)" style:family="paragraph">
      <style:paragraph-properties fo:margin="100%" fo:margin-left="0cm" fo:margin-right="0cm" fo:margin-top="0cm" fo:margin-bottom="0.353cm" fo:line-height="115%" fo:text-align="start" style:justify-single-word="false" fo:hyphenation-ladder-count="no-limit" fo:text-indent="0cm" style:auto-text-indent="false" style:text-autospace="ideograph-alpha" style:vertical-align="auto"/>
      <style:text-properties style:use-window-font-color="true" style:font-name="Calibri" fo:font-size="12pt" fo:language="en" fo:country="GB" style:letter-kerning="true" style:font-name-asian="Calibri" style:font-size-asian="12pt" style:language-asian="en" style:country-asian="GB" style:font-name-complex="Calibri" fo:hyphenate="false" fo:hyphenation-remain-char-count="2" fo:hyphenation-push-char-count="2"/>
    </style:style>
    <style:style style:name="caption" style:family="paragraph" style:parent-style-name="Standard_20__28_user_29_">
      <style:paragraph-properties fo:margin-top="0.212cm" fo:margin-bottom="0.212cm"/>
      <style:text-properties fo:font-style="italic" style:font-size-asian="12pt" style:font-style-asian="italic" style:font-style-complex="italic"/>
    </style:style>
    <style:style style:name="Balloon_20_Text" style:display-name="Balloon Text" style:family="paragraph" style:parent-style-name="Standard">
      <style:text-properties style:font-name="Segoe UI" fo:font-size="9pt" style:font-name-asian="Segoe UI" style:font-size-asian="12pt" style:font-name-complex="Segoe UI"/>
    </style:style>
    <style:style style:name="header" style:family="paragraph" style:parent-style-name="Standard">
      <style:paragraph-properties>
        <style:tab-stops>
          <style:tab-stop style:position="7.96cm" style:type="center"/>
          <style:tab-stop style:position="15.921cm" style:type="right"/>
        </style:tab-stops>
      </style:paragraph-properties>
      <style:text-properties style:font-name-asian="Mangal1" style:font-size-asian="12pt"/>
    </style:style>
    <style:style style:name="footer" style:family="paragraph" style:parent-style-name="Standard">
      <style:paragraph-properties>
        <style:tab-stops>
          <style:tab-stop style:position="7.96cm" style:type="center"/>
          <style:tab-stop style:position="15.921cm" style:type="right"/>
        </style:tab-stops>
      </style:paragraph-properties>
      <style:text-properties style:font-name-asian="Mangal1" style:font-size-asian="12pt"/>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style:font-size-asian="12pt"/>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style:font-size-asian="12pt"/>
    </style:style>
    <style:style style:name="RTF_5f_Num_20_2_20_1" style:display-name="RTF_Num 2 1" style:family="text">
      <style:text-properties style:font-name-complex="Times New Roman"/>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size="8pt" style:font-name-asian="Segoe UI" style:font-name-complex="Segoe UI"/>
    </style:style>
    <style:style style:name="Header_20_Char" style:display-name="Header Char" style:family="text" style:parent-style-name="Default_20_Paragraph_20_Font">
      <style:text-properties style:font-name-asian="Mangal1"/>
    </style:style>
    <style:style style:name="Footer_20_Char" style:display-name="Footer Char" style:family="text" style:parent-style-name="Default_20_Paragraph_20_Font">
      <style:text-properties style:font-name-asian="Manga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suffix="." style:num-format="a" style:num-letter-sync="true">
        <style:list-level-properties text:space-before="1.905cm" text:min-label-width="0.635cm"/>
      </text:list-level-style-number>
      <text:list-level-style-number text:level="3" text:style-name="RTF_5f_Num_20_2_20_3" style:num-suffix="." style:num-format="i">
        <style:list-level-properties text:space-before="3.81cm" fo:text-align="end"/>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a" style:num-letter-sync="true">
        <style:list-level-properties text:space-before="5.715cm" text:min-label-width="0.635cm"/>
      </text:list-level-style-number>
      <text:list-level-style-number text:level="6" text:style-name="RTF_5f_Num_20_2_20_6" style:num-suffix="." style:num-format="i">
        <style:list-level-properties text:space-before="7.62cm" fo:text-align="end"/>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a" style:num-letter-sync="true">
        <style:list-level-properties text:space-before="9.525cm" text:min-label-width="0.635cm"/>
      </text:list-level-style-number>
      <text:list-level-style-number text:level="9" text:style-name="RTF_5f_Num_20_2_20_9" style:num-suffix="." style:num-format="i">
        <style:list-level-properties text:space-before="11.43cm" fo:text-align="end"/>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min-label-width="0.762cm"/>
      </text:list-level-style-number>
      <text:list-level-style-number text:level="2" text:style-name="RTF_5f_Num_20_3_20_2" style:num-format="">
        <style:list-level-properties text:min-label-width="1.016cm"/>
      </text:list-level-style-number>
      <text:list-level-style-number text:level="3" text:style-name="RTF_5f_Num_20_3_20_3" style:num-format="">
        <style:list-level-properties text:min-label-width="1.27cm"/>
      </text:list-level-style-number>
      <text:list-level-style-number text:level="4" text:style-name="RTF_5f_Num_20_3_20_4" style:num-format="">
        <style:list-level-properties text:min-label-width="1.524cm"/>
      </text:list-level-style-number>
      <text:list-level-style-number text:level="5" text:style-name="RTF_5f_Num_20_3_20_5" style:num-format="">
        <style:list-level-properties text:min-label-width="1.778cm"/>
      </text:list-level-style-number>
      <text:list-level-style-number text:level="6" text:style-name="RTF_5f_Num_20_3_20_6" style:num-format="">
        <style:list-level-properties text:min-label-width="2.032cm"/>
      </text:list-level-style-number>
      <text:list-level-style-number text:level="7" text:style-name="RTF_5f_Num_20_3_20_7" style:num-format="">
        <style:list-level-properties text:min-label-width="2.286cm"/>
      </text:list-level-style-number>
      <text:list-level-style-number text:level="8" text:style-name="RTF_5f_Num_20_3_20_8" style:num-format="">
        <style:list-level-properties text:min-label-width="2.54cm"/>
      </text:list-level-style-number>
      <text:list-level-style-number text:level="9" text:style-name="RTF_5f_Num_20_3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writing-mode="lr-tb"/>
    </style:style>
    <style:style style:name="MP2" style:family="paragraph" style:parent-style-name="footer">
      <style:paragraph-properties fo:text-align="center" style:justify-single-word="false" style:writing-mode="lr-tb"/>
    </style:style>
    <style:style style:name="MP3" style:family="paragraph" style:parent-style-name="footer">
      <style:paragraph-properties style:writing-mode="lr-tb"/>
    </style:style>
    <style:page-layout style:name="Mpm1">
      <style:page-layout-properties fo:page-width="21.59cm" fo:page-height="27.94cm" style:num-format="1" style:print-orientation="portrait" fo:margin-top="1.27cm" fo:margin-bottom="1.27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2cm" fo:margin-left="0cm" fo:margin-right="0cm" fo:margin-top="1.173cm" style:dynamic-spacing="true"/>
      </style:footer-style>
    </style:page-layout>
  </office:automatic-styles>
  <office:master-styles>
    <style:master-page style:name="Standard" style:page-layout-name="Mpm1">
      <style:header>
        <text:p text:style-name="MP1"/>
      </style:header>
      <style:footer>
        <text:p text:style-name="MP2"><text:page-number text:select-page="current">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an Dodding</meta:initial-creator>
    <meta:creation-date>2016-07-23T14:25:00</meta:creation-date>
    <dc:date>2017-03-06T16:33:21.29</dc:date>
    <meta:print-date>2017-03-06T16:31:53.48</meta:print-date>
    <dc:creator>Ian Dodding</dc:creator>
    <meta:generator>OpenOffice/4.0.1$Win32 OpenOffice.org_project/401m5$Build-9714</meta:generator>
    <meta:editing-duration>PT11M54S</meta:editing-duration>
    <meta:editing-cycles>3</meta:editing-cycles>
    <meta:printed-by>Ian Dodding</meta:printed-by>
    <meta:document-statistic meta:table-count="0" meta:image-count="0" meta:object-count="0" meta:page-count="7" meta:paragraph-count="142" meta:word-count="1443" meta:character-count="9218"/>
  </office:meta>
</office:document-meta>
</file>